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2" style:family="paragraph" style:parent-style-name="Standard">
      <style:text-properties officeooo:rsid="00542b51" officeooo:paragraph-rsid="00542b51"/>
    </style:style>
    <style:style style:name="P3" style:family="paragraph" style:parent-style-name="Standard">
      <style:text-properties officeooo:rsid="00587ce9" officeooo:paragraph-rsid="00648aa3"/>
    </style:style>
    <style:style style:name="P4" style:family="paragraph" style:parent-style-name="Heading_20_2">
      <style:text-properties officeooo:rsid="00587ce9" officeooo:paragraph-rsid="00587ce9"/>
    </style:style>
    <style:style style:name="P5" style:family="paragraph" style:parent-style-name="Standard">
      <style:text-properties officeooo:rsid="004b022b" officeooo:paragraph-rsid="00587ce9"/>
    </style:style>
    <style:style style:name="P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7" style:family="paragraph" style:parent-style-name="Header">
      <style:text-properties fo:language="zxx" fo:country="none" style:language-asian="zxx" style:country-asian="none"/>
    </style:style>
    <style:style style:name="P8" style:family="paragraph" style:parent-style-name="Header">
      <style:paragraph-properties style:snap-to-layout-grid="false"/>
      <style:text-properties style:font-name="Arial1" fo:font-size="16pt" style:font-size-asian="16pt" style:font-size-complex="16pt"/>
    </style:style>
    <style:style style:name="P9"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13" style:family="paragraph" style:parent-style-name="Table_20_Heading">
      <style:paragraph-properties fo:margin-top="0in" fo:margin-bottom="0in" style:contextual-spacing="false"/>
    </style:style>
    <style:style style:name="P14" style:family="paragraph" style:parent-style-name="Table_20_Heading">
      <style:paragraph-properties fo:margin-top="0in" fo:margin-bottom="0in" style:contextual-spacing="false"/>
      <style:text-properties officeooo:rsid="00159764" officeooo:paragraph-rsid="00159764"/>
    </style:style>
    <style:style style:name="P15" style:family="paragraph" style:parent-style-name="Table_20_Heading">
      <style:paragraph-properties fo:margin-top="0in" fo:margin-bottom="0in" style:contextual-spacing="false"/>
      <style:text-properties officeooo:rsid="00159764" officeooo:paragraph-rsid="002e32b8"/>
    </style:style>
    <style:style style:name="P16" style:family="paragraph" style:parent-style-name="Table_20_Heading">
      <style:paragraph-properties fo:margin-top="0in" fo:margin-bottom="0in" style:contextual-spacing="false"/>
      <style:text-properties officeooo:rsid="0011d039" officeooo:paragraph-rsid="0011d039"/>
    </style:style>
    <style:style style:name="P17" style:family="paragraph" style:parent-style-name="Table_20_Heading">
      <style:paragraph-properties fo:margin-top="0in" fo:margin-bottom="0in" style:contextual-spacing="false"/>
      <style:text-properties officeooo:paragraph-rsid="003d5208"/>
    </style:style>
    <style:style style:name="P18" style:family="paragraph" style:parent-style-name="Table_20_Heading">
      <style:paragraph-properties fo:margin-top="0in" fo:margin-bottom="0in" style:contextual-spacing="false"/>
      <style:text-properties officeooo:paragraph-rsid="003dc36b"/>
    </style:style>
    <style:style style:name="P19" style:family="paragraph" style:parent-style-name="Table_20_Heading">
      <style:paragraph-properties fo:margin-top="0in" fo:margin-bottom="0in" style:contextual-spacing="false"/>
      <style:text-properties officeooo:paragraph-rsid="003eea2c"/>
    </style:style>
    <style:style style:name="P20" style:family="paragraph" style:parent-style-name="Table_20_Heading">
      <style:paragraph-properties fo:margin-top="0in" fo:margin-bottom="0in" style:contextual-spacing="false"/>
      <style:text-properties officeooo:rsid="00411cb7" officeooo:paragraph-rsid="00411cb7"/>
    </style:style>
    <style:style style:name="P21" style:family="paragraph" style:parent-style-name="Table_20_Heading">
      <style:paragraph-properties fo:margin-top="0in" fo:margin-bottom="0in" style:contextual-spacing="false"/>
      <style:text-properties officeooo:paragraph-rsid="00468a14"/>
    </style:style>
    <style:style style:name="P22" style:family="paragraph" style:parent-style-name="Table_20_Heading">
      <style:paragraph-properties fo:margin-top="0in" fo:margin-bottom="0in" style:contextual-spacing="false"/>
      <style:text-properties officeooo:paragraph-rsid="004e65cc"/>
    </style:style>
    <style:style style:name="P23" style:family="paragraph" style:parent-style-name="Table_20_Heading">
      <style:paragraph-properties fo:margin-top="0in" fo:margin-bottom="0in" style:contextual-spacing="false"/>
      <style:text-properties officeooo:paragraph-rsid="00587ce9"/>
    </style:style>
    <style:style style:name="P24" style:family="paragraph" style:parent-style-name="Table_20_Heading">
      <style:paragraph-properties fo:margin-top="0in" fo:margin-bottom="0in" style:contextual-spacing="false"/>
      <style:text-properties officeooo:paragraph-rsid="00602023"/>
    </style:style>
    <style:style style:name="P25" style:family="paragraph" style:parent-style-name="Table_20_Contents">
      <style:paragraph-properties fo:margin-top="0in" fo:margin-bottom="0in" style:contextual-spacing="false"/>
    </style:style>
    <style:style style:name="P26" style:family="paragraph" style:parent-style-name="Table_20_Contents">
      <style:paragraph-properties fo:margin-top="0in" fo:margin-bottom="0in" style:contextual-spacing="false" fo:text-align="center" style:justify-single-word="false"/>
    </style:style>
    <style:style style:name="P27" style:family="paragraph" style:parent-style-name="Table_20_Contents">
      <style:paragraph-properties fo:margin-top="0in" fo:margin-bottom="0in" style:contextual-spacing="false" fo:text-align="center" style:justify-single-word="false"/>
      <style:text-properties officeooo:paragraph-rsid="003dc36b"/>
    </style:style>
    <style:style style:name="P28" style:family="paragraph" style:parent-style-name="Table_20_Contents">
      <style:paragraph-properties fo:margin-top="0in" fo:margin-bottom="0in" style:contextual-spacing="false" fo:text-align="center" style:justify-single-word="false"/>
      <style:text-properties officeooo:paragraph-rsid="003eea2c"/>
    </style:style>
    <style:style style:name="P29" style:family="paragraph" style:parent-style-name="Table_20_Contents">
      <style:paragraph-properties fo:margin-top="0in" fo:margin-bottom="0in" style:contextual-spacing="false" fo:text-align="center" style:justify-single-word="false"/>
      <style:text-properties officeooo:paragraph-rsid="00468a14"/>
    </style:style>
    <style:style style:name="P30" style:family="paragraph" style:parent-style-name="Table_20_Contents">
      <style:paragraph-properties fo:margin-top="0in" fo:margin-bottom="0in" style:contextual-spacing="false"/>
      <style:text-properties officeooo:paragraph-rsid="003d5208"/>
    </style:style>
    <style:style style:name="P31" style:family="paragraph" style:parent-style-name="Table_20_Contents">
      <style:paragraph-properties fo:margin-top="0in" fo:margin-bottom="0in" style:contextual-spacing="false"/>
      <style:text-properties officeooo:paragraph-rsid="003dc36b"/>
    </style:style>
    <style:style style:name="P32" style:family="paragraph" style:parent-style-name="Table_20_Contents">
      <style:paragraph-properties fo:margin-top="0in" fo:margin-bottom="0in" style:contextual-spacing="false"/>
      <style:text-properties officeooo:paragraph-rsid="003eea2c"/>
    </style:style>
    <style:style style:name="P33" style:family="paragraph" style:parent-style-name="Table_20_Contents">
      <style:paragraph-properties fo:margin-top="0in" fo:margin-bottom="0in" style:contextual-spacing="false"/>
      <style:text-properties officeooo:rsid="00411cb7" officeooo:paragraph-rsid="00411cb7"/>
    </style:style>
    <style:style style:name="P34" style:family="paragraph" style:parent-style-name="Table_20_Contents">
      <style:paragraph-properties fo:margin-top="0in" fo:margin-bottom="0in" style:contextual-spacing="false"/>
      <style:text-properties officeooo:paragraph-rsid="00468a14"/>
    </style:style>
    <style:style style:name="P35" style:family="paragraph" style:parent-style-name="Table_20_Contents">
      <style:paragraph-properties fo:margin-top="0in" fo:margin-bottom="0in" style:contextual-spacing="false"/>
      <style:text-properties officeooo:paragraph-rsid="004e65cc"/>
    </style:style>
    <style:style style:name="P36" style:family="paragraph" style:parent-style-name="Table_20_Contents">
      <style:paragraph-properties fo:margin-top="0in" fo:margin-bottom="0in" style:contextual-spacing="false"/>
      <style:text-properties officeooo:paragraph-rsid="00587ce9"/>
    </style:style>
    <style:style style:name="P37" style:family="paragraph" style:parent-style-name="Table_20_Contents">
      <style:paragraph-properties fo:margin-top="0in" fo:margin-bottom="0in" style:contextual-spacing="false"/>
      <style:text-properties officeooo:paragraph-rsid="00602023"/>
    </style:style>
    <style:style style:name="P38" style:family="paragraph" style:parent-style-name="Table_20_Contents">
      <style:paragraph-properties fo:margin-top="0in" fo:margin-bottom="0in" style:contextual-spacing="false"/>
      <style:text-properties officeooo:rsid="0019a618" officeooo:paragraph-rsid="00602023"/>
    </style:style>
    <style:style style:name="P39" style:family="paragraph" style:parent-style-name="Table_20_Contents">
      <style:paragraph-properties fo:margin-top="0in" fo:margin-bottom="0in" style:contextual-spacing="false"/>
      <style:text-properties officeooo:rsid="001b8406" officeooo:paragraph-rsid="00602023"/>
    </style:style>
    <style:style style:name="P40"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1"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2" style:family="paragraph" style:parent-style-name="Standard">
      <style:text-properties officeooo:rsid="00542b51" officeooo:paragraph-rsid="00542b51"/>
    </style:style>
    <style:style style:name="P43" style:family="paragraph" style:parent-style-name="Standard">
      <style:text-properties officeooo:rsid="004b022b" officeooo:paragraph-rsid="004f63ed"/>
    </style:style>
    <style:style style:name="P44" style:family="paragraph" style:parent-style-name="Standard">
      <style:text-properties officeooo:rsid="0019a618" officeooo:paragraph-rsid="0063de45"/>
    </style:style>
    <style:style style:name="P45" style:family="paragraph" style:parent-style-name="Standard">
      <style:text-properties officeooo:paragraph-rsid="0058fa25"/>
    </style:style>
    <style:style style:name="P46" style:family="paragraph" style:parent-style-name="Standard">
      <style:text-properties officeooo:paragraph-rsid="001b4b2c"/>
    </style:style>
    <style:style style:name="P47" style:family="paragraph" style:parent-style-name="Standard">
      <style:text-properties officeooo:paragraph-rsid="00403b39"/>
    </style:style>
    <style:style style:name="P48" style:family="paragraph" style:parent-style-name="Standard">
      <style:text-properties officeooo:paragraph-rsid="00211d71"/>
    </style:style>
    <style:style style:name="P49" style:family="paragraph" style:parent-style-name="Standard">
      <style:text-properties officeooo:rsid="002319f6" officeooo:paragraph-rsid="002319f6"/>
    </style:style>
    <style:style style:name="P50" style:family="paragraph" style:parent-style-name="Standard">
      <style:text-properties officeooo:rsid="002319f6" officeooo:paragraph-rsid="002e32b8"/>
    </style:style>
    <style:style style:name="P51" style:family="paragraph" style:parent-style-name="Standard">
      <style:text-properties officeooo:rsid="00257517" officeooo:paragraph-rsid="00257517"/>
    </style:style>
    <style:style style:name="P52" style:family="paragraph" style:parent-style-name="Standard">
      <style:text-properties officeooo:rsid="00257517" officeooo:paragraph-rsid="002fac4c"/>
    </style:style>
    <style:style style:name="P53" style:family="paragraph" style:parent-style-name="Standard">
      <style:text-properties officeooo:paragraph-rsid="002c0047"/>
    </style:style>
    <style:style style:name="P54" style:family="paragraph" style:parent-style-name="Standard">
      <style:text-properties officeooo:rsid="002c9564" officeooo:paragraph-rsid="002c9564"/>
    </style:style>
    <style:style style:name="P55" style:family="paragraph" style:parent-style-name="Standard">
      <style:text-properties officeooo:rsid="002da850" officeooo:paragraph-rsid="002da850"/>
    </style:style>
    <style:style style:name="P56" style:family="paragraph" style:parent-style-name="Standard">
      <style:text-properties officeooo:rsid="002e32b8" officeooo:paragraph-rsid="002e32b8"/>
    </style:style>
    <style:style style:name="P57" style:family="paragraph" style:parent-style-name="Standard">
      <style:text-properties style:font-name="Times New Roman" fo:font-size="12pt"/>
    </style:style>
    <style:style style:name="P58" style:family="paragraph" style:parent-style-name="Standard">
      <style:text-properties officeooo:paragraph-rsid="0031eaef"/>
    </style:style>
    <style:style style:name="P59" style:family="paragraph" style:parent-style-name="Standard">
      <style:text-properties officeooo:rsid="00343092" officeooo:paragraph-rsid="00384bc6"/>
    </style:style>
    <style:style style:name="P60" style:family="paragraph" style:parent-style-name="Standard">
      <style:text-properties officeooo:rsid="00211d71" officeooo:paragraph-rsid="00211d71"/>
    </style:style>
    <style:style style:name="P61" style:family="paragraph" style:parent-style-name="Standard">
      <style:text-properties officeooo:paragraph-rsid="003d5208"/>
    </style:style>
    <style:style style:name="P62" style:family="paragraph" style:parent-style-name="Standard">
      <style:text-properties officeooo:paragraph-rsid="003dc36b"/>
    </style:style>
    <style:style style:name="P63" style:family="paragraph" style:parent-style-name="Standard">
      <style:text-properties officeooo:paragraph-rsid="003eea2c"/>
    </style:style>
    <style:style style:name="P64" style:family="paragraph" style:parent-style-name="Standard">
      <style:text-properties officeooo:paragraph-rsid="00468a14"/>
    </style:style>
    <style:style style:name="P65" style:family="paragraph" style:parent-style-name="Standard">
      <style:text-properties officeooo:paragraph-rsid="0047c180"/>
    </style:style>
    <style:style style:name="P66" style:family="paragraph" style:parent-style-name="Standard">
      <style:text-properties officeooo:paragraph-rsid="004e65cc"/>
    </style:style>
    <style:style style:name="P67" style:family="paragraph" style:parent-style-name="Standard">
      <style:text-properties officeooo:paragraph-rsid="005045e7"/>
    </style:style>
    <style:style style:name="P68" style:family="paragraph" style:parent-style-name="Standard">
      <style:text-properties officeooo:rsid="0058fa25" officeooo:paragraph-rsid="0058fa25"/>
    </style:style>
    <style:style style:name="P69" style:family="paragraph" style:parent-style-name="Standard">
      <style:text-properties officeooo:paragraph-rsid="00602023"/>
    </style:style>
    <style:style style:name="P70" style:family="paragraph" style:parent-style-name="Standard">
      <style:text-properties officeooo:paragraph-rsid="0063de45"/>
    </style:style>
    <style:style style:name="P71" style:family="paragraph" style:parent-style-name="Standard">
      <style:text-properties officeooo:rsid="001b8406" officeooo:paragraph-rsid="0063de45"/>
    </style:style>
    <style:style style:name="P72" style:family="paragraph" style:parent-style-name="Standard">
      <style:text-properties officeooo:rsid="001b8406" officeooo:paragraph-rsid="00648aa3"/>
    </style:style>
    <style:style style:name="P7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4" style:family="paragraph" style:parent-style-name="Standard">
      <style:paragraph-properties fo:break-before="page"/>
      <style:text-properties officeooo:paragraph-rsid="003eea2c"/>
    </style:style>
    <style:style style:name="P75"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76" style:family="paragraph" style:parent-style-name="Standard" style:list-style-name="L1">
      <style:text-properties style:font-name="Times New Roman"/>
    </style:style>
    <style:style style:name="P77" style:family="paragraph" style:parent-style-name="Standard" style:list-style-name="L2"/>
    <style:style style:name="P78" style:family="paragraph" style:parent-style-name="Standard" style:list-style-name="L3">
      <style:text-properties officeooo:rsid="003523bf" officeooo:paragraph-rsid="00583e2c"/>
    </style:style>
    <style:style style:name="P79" style:family="paragraph" style:parent-style-name="Standard" style:list-style-name="L3">
      <style:text-properties officeooo:rsid="00384bc6" officeooo:paragraph-rsid="00583e2c"/>
    </style:style>
    <style:style style:name="P80" style:family="paragraph" style:parent-style-name="Standard" style:list-style-name="L10">
      <style:text-properties officeooo:paragraph-rsid="00403b39"/>
    </style:style>
    <style:style style:name="P81" style:family="paragraph" style:parent-style-name="Standard" style:list-style-name="L11">
      <style:text-properties officeooo:paragraph-rsid="00403b39"/>
    </style:style>
    <style:style style:name="P82" style:family="paragraph" style:parent-style-name="Standard" style:list-style-name="L12">
      <style:text-properties officeooo:paragraph-rsid="00403b39"/>
    </style:style>
    <style:style style:name="P83" style:family="paragraph" style:parent-style-name="Standard" style:list-style-name="L13">
      <style:text-properties officeooo:paragraph-rsid="00411cb7"/>
    </style:style>
    <style:style style:name="P84" style:family="paragraph" style:parent-style-name="Standard" style:list-style-name="L13">
      <style:text-properties officeooo:paragraph-rsid="00406ef5"/>
    </style:style>
    <style:style style:name="P85" style:family="paragraph" style:parent-style-name="Standard" style:list-style-name="L13">
      <style:text-properties officeooo:paragraph-rsid="0043963a"/>
    </style:style>
    <style:style style:name="P86" style:family="paragraph" style:parent-style-name="Standard" style:list-style-name="L13">
      <style:text-properties officeooo:rsid="0043963a" officeooo:paragraph-rsid="00406ef5"/>
    </style:style>
    <style:style style:name="P87" style:family="paragraph" style:parent-style-name="Standard">
      <style:text-properties officeooo:rsid="00587ce9" officeooo:paragraph-rsid="00648aa3"/>
    </style:style>
    <style:style style:name="P88" style:family="paragraph" style:parent-style-name="Standard">
      <style:text-properties officeooo:rsid="00542b51" officeooo:paragraph-rsid="00542b51"/>
    </style:style>
    <style:style style:name="P89" style:family="paragraph" style:parent-style-name="Standard">
      <style:text-properties officeooo:rsid="004b022b" officeooo:paragraph-rsid="00587ce9"/>
    </style:style>
    <style:style style:name="P90" style:family="paragraph" style:parent-style-name="Standard" style:list-style-name="L13">
      <style:paragraph-properties fo:margin-left="0in" fo:margin-right="0in" fo:text-indent="0in" style:auto-text-indent="false"/>
      <style:text-properties officeooo:rsid="0043963a" officeooo:paragraph-rsid="0043963a"/>
    </style:style>
    <style:style style:name="P91" style:family="paragraph" style:parent-style-name="Heading_20_1" style:master-page-name="First_20_Page">
      <style:paragraph-properties style:page-number="auto"/>
    </style:style>
    <style:style style:name="P92" style:family="paragraph" style:parent-style-name="Heading_20_2">
      <style:text-properties officeooo:rsid="00587ce9" officeooo:paragraph-rsid="00587ce9"/>
    </style:style>
    <style:style style:name="P93" style:family="paragraph" style:parent-style-name="Heading_20_2">
      <style:text-properties officeooo:rsid="003c7aaa" officeooo:paragraph-rsid="003c7aaa"/>
    </style:style>
    <style:style style:name="P94" style:family="paragraph" style:parent-style-name="Heading_20_2">
      <style:text-properties officeooo:rsid="003c7aaa" officeooo:paragraph-rsid="00587ce9"/>
    </style:style>
    <style:style style:name="P95" style:family="paragraph" style:parent-style-name="Heading_20_2">
      <style:text-properties officeooo:rsid="00468a14" officeooo:paragraph-rsid="00468a14"/>
    </style:style>
    <style:style style:name="P96" style:family="paragraph" style:parent-style-name="Heading_20_2">
      <style:text-properties officeooo:paragraph-rsid="00602023"/>
    </style:style>
    <style:style style:name="P97" style:family="paragraph" style:parent-style-name="Contents_20_2">
      <style:paragraph-properties>
        <style:tab-stops>
          <style:tab-stop style:position="6.9252in" style:type="right" style:leader-style="dotted" style:leader-text="."/>
        </style:tab-stops>
      </style:paragraph-properties>
    </style:style>
    <style:style style:name="P9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99"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00" style:family="paragraph" style:parent-style-name="Footer">
      <style:paragraph-properties>
        <style:tab-stops>
          <style:tab-stop style:position="3in" style:type="center"/>
          <style:tab-stop style:position="6.5in" style:type="right"/>
        </style:tab-stops>
      </style:paragraph-properties>
    </style:style>
    <style:style style:name="P101" style:family="paragraph" style:parent-style-name="Table_20_Contents" style:list-style-name="L4">
      <style:paragraph-properties fo:margin-top="0in" fo:margin-bottom="0in" style:contextual-spacing="false" fo:text-align="start" style:justify-single-word="false"/>
    </style:style>
    <style:style style:name="P102" style:family="paragraph" style:parent-style-name="Table_20_Contents" style:list-style-name="L5">
      <style:paragraph-properties fo:margin-top="0in" fo:margin-bottom="0in" style:contextual-spacing="false" fo:text-align="start" style:justify-single-word="false"/>
    </style:style>
    <style:style style:name="P103" style:family="paragraph" style:parent-style-name="Table_20_Contents" style:list-style-name="L6">
      <style:paragraph-properties fo:margin-top="0in" fo:margin-bottom="0in" style:contextual-spacing="false" fo:text-align="start" style:justify-single-word="false"/>
    </style:style>
    <style:style style:name="P104" style:family="paragraph" style:parent-style-name="Table_20_Contents" style:list-style-name="L6">
      <style:paragraph-properties fo:margin-top="0in" fo:margin-bottom="0in" style:contextual-spacing="false" fo:text-align="start" style:justify-single-word="false"/>
      <style:text-properties officeooo:paragraph-rsid="002e32b8"/>
    </style:style>
    <style:style style:name="P105" style:family="paragraph" style:parent-style-name="Table_20_Contents" style:list-style-name="L7">
      <style:paragraph-properties fo:margin-top="0in" fo:margin-bottom="0in" style:contextual-spacing="false" fo:text-align="start" style:justify-single-word="false"/>
    </style:style>
    <style:style style:name="P106" style:family="paragraph" style:parent-style-name="Table_20_Contents" style:list-style-name="L8">
      <style:paragraph-properties fo:margin-top="0in" fo:margin-bottom="0in" style:contextual-spacing="false" fo:text-align="start" style:justify-single-word="false"/>
    </style:style>
    <style:style style:name="P107" style:family="paragraph" style:parent-style-name="Table_20_Contents" style:list-style-name="L9">
      <style:paragraph-properties fo:margin-top="0in" fo:margin-bottom="0in" style:contextual-spacing="false" fo:text-align="start" style:justify-single-word="false"/>
    </style:style>
    <style:style style:name="P108" style:family="paragraph" style:parent-style-name="Table_20_Contents" style:list-style-name="L5">
      <style:paragraph-properties fo:margin-top="0in" fo:margin-bottom="0in" style:contextual-spacing="false" fo:text-align="start" style:justify-single-word="false"/>
      <style:text-properties officeooo:rsid="0011d039" officeooo:paragraph-rsid="0011d039"/>
    </style:style>
    <style:style style:name="P109" style:family="paragraph" style:parent-style-name="Table_20_Contents" style:list-style-name="L6">
      <style:paragraph-properties fo:margin-top="0in" fo:margin-bottom="0in" style:contextual-spacing="false" fo:text-align="start" style:justify-single-word="false"/>
      <style:text-properties officeooo:rsid="002460c9" officeooo:paragraph-rsid="002460c9"/>
    </style:style>
    <style:style style:name="P110" style:family="paragraph" style:parent-style-name="Table_20_Contents" style:list-style-name="L6">
      <style:paragraph-properties fo:margin-top="0in" fo:margin-bottom="0in" style:contextual-spacing="false" fo:text-align="start" style:justify-single-word="false"/>
      <style:text-properties officeooo:rsid="002460c9" officeooo:paragraph-rsid="002e32b8"/>
    </style:style>
    <style:style style:name="P111" style:family="paragraph" style:parent-style-name="Table_20_Contents">
      <style:paragraph-properties fo:margin-top="0in" fo:margin-bottom="0in" style:contextual-spacing="false"/>
      <style:text-properties officeooo:paragraph-rsid="00587ce9"/>
    </style:style>
    <style:style style:name="P112" style:family="paragraph" style:parent-style-name="Table_20_Heading">
      <style:paragraph-properties fo:margin-top="0in" fo:margin-bottom="0in" style:contextual-spacing="false"/>
      <style:text-properties officeooo:paragraph-rsid="00587ce9"/>
    </style:style>
    <style:style style:name="P113"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587ce9"/>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62ad4" style:font-size-asian="8pt" style:font-size-complex="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9" style:family="text">
      <style:text-properties officeooo:rsid="00562ad4"/>
    </style:style>
    <style:style style:name="T10" style:family="text">
      <style:text-properties fo:font-size="9pt" style:font-size-asian="9pt"/>
    </style:style>
    <style:style style:name="T11" style:family="text">
      <style:text-properties officeooo:rsid="00587ce9"/>
    </style:style>
    <style:style style:name="T12" style:family="text">
      <style:text-properties officeooo:rsid="0058fa25"/>
    </style:style>
    <style:style style:name="T13" style:family="text">
      <style:text-properties officeooo:rsid="0011d039"/>
    </style:style>
    <style:style style:name="T14" style:family="text">
      <style:text-properties officeooo:rsid="000ea832"/>
    </style:style>
    <style:style style:name="T15" style:family="text">
      <style:text-properties officeooo:rsid="000b9f99"/>
    </style:style>
    <style:style style:name="T16" style:family="text">
      <style:text-properties officeooo:rsid="00152ece"/>
    </style:style>
    <style:style style:name="T17" style:family="text">
      <style:text-properties officeooo:rsid="00159764"/>
    </style:style>
    <style:style style:name="T18" style:family="text">
      <style:text-properties officeooo:rsid="00169f00"/>
    </style:style>
    <style:style style:name="T19" style:family="text">
      <style:text-properties officeooo:rsid="00211d71"/>
    </style:style>
    <style:style style:name="T20" style:family="text">
      <style:text-properties officeooo:rsid="002460c9"/>
    </style:style>
    <style:style style:name="T21" style:family="text">
      <style:text-properties officeooo:rsid="002e32b8"/>
    </style:style>
    <style:style style:name="T22" style:family="text">
      <style:text-properties officeooo:rsid="0031eaef"/>
    </style:style>
    <style:style style:name="T23" style:family="text">
      <style:text-properties officeooo:rsid="003304d7"/>
    </style:style>
    <style:style style:name="T24" style:family="text">
      <style:text-properties officeooo:rsid="00336c7e"/>
    </style:style>
    <style:style style:name="T25" style:family="text">
      <style:text-properties officeooo:rsid="003523bf"/>
    </style:style>
    <style:style style:name="T26" style:family="text">
      <style:text-properties officeooo:rsid="00381262"/>
    </style:style>
    <style:style style:name="T27" style:family="text">
      <style:text-properties officeooo:rsid="00384bc6"/>
    </style:style>
    <style:style style:name="T28" style:family="text">
      <style:text-properties officeooo:rsid="0039ae6f"/>
    </style:style>
    <style:style style:name="T29" style:family="text">
      <style:text-properties officeooo:rsid="003a222a"/>
    </style:style>
    <style:style style:name="T30" style:family="text">
      <style:text-properties officeooo:rsid="00411cb7"/>
    </style:style>
    <style:style style:name="T31" style:family="text">
      <style:text-properties officeooo:rsid="0043963a"/>
    </style:style>
    <style:style style:name="T32" style:family="text">
      <style:text-properties officeooo:rsid="004400c9"/>
    </style:style>
    <style:style style:name="T33" style:family="text">
      <style:text-properties officeooo:rsid="00456e3b"/>
    </style:style>
    <style:style style:name="T34" style:family="text">
      <style:text-properties officeooo:rsid="004a63dc"/>
    </style:style>
    <style:style style:name="T35" style:family="text">
      <style:text-properties officeooo:rsid="004f63ed"/>
    </style:style>
    <style:style style:name="T36" style:family="text">
      <style:text-properties officeooo:rsid="00583e2c"/>
    </style:style>
    <style:style style:name="T37" style:family="text">
      <style:text-properties officeooo:rsid="00586d14"/>
    </style:style>
    <style:style style:name="T38" style:family="text">
      <style:text-properties officeooo:rsid="0019a618"/>
    </style:style>
    <style:style style:name="T39" style:family="text">
      <style:text-properties officeooo:rsid="001b840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59958608" text:id="ct59958608">
          <text:insertion>
            <office:change-info>
              <dc:creator>Balazs Racz</dc:creator>
              <dc:date>2016-01-31T17:58:00</dc:date>
            </office:change-info>
          </text:insertion>
        </text:changed-region>
        <text:changed-region xml:id="ct59968992" text:id="ct59968992">
          <text:insertion>
            <office:change-info>
              <dc:creator>Balazs Racz</dc:creator>
              <dc:date>2016-01-31T18:34:00</dc:date>
            </office:change-info>
          </text:insertion>
        </text:changed-region>
        <text:changed-region xml:id="ct59969440" text:id="ct59969440">
          <text:deletion>
            <office:change-info>
              <dc:creator>Balazs Racz</dc:creator>
              <dc:date>2016-01-31T18:34:00</dc:date>
            </office:change-info>
            <text:p text:style-name="P1"><text:span text:style-name="T1">after sending the reply to this message</text:span></text:p>
          </text:deletion>
        </text:changed-region>
        <text:changed-region xml:id="ct59970768" text:id="ct59970768">
          <text:insertion>
            <office:change-info>
              <dc:creator>Balazs Racz</dc:creator>
              <dc:date>2016-01-31T18:34:00</dc:date>
            </office:change-info>
          </text:insertion>
        </text:changed-region>
        <text:changed-region xml:id="ct59973344" text:id="ct59973344">
          <text:insertion>
            <office:change-info>
              <dc:creator>Balazs Racz</dc:creator>
              <dc:date>2016-01-31T18:35:00</dc:date>
            </office:change-info>
          </text:insertion>
        </text:changed-region>
        <text:changed-region xml:id="ct58517136" text:id="ct58517136">
          <text:deletion>
            <office:change-info>
              <dc:creator>David Harris</dc:creator>
              <dc:date>2016-01-30T22:03:00</dc:date>
            </office:change-info>
            <text:p text:style-name="P2">reset</text:p>
          </text:deletion>
        </text:changed-region>
        <text:changed-region xml:id="ct59971936" text:id="ct59971936">
          <text:insertion>
            <office:change-info>
              <dc:creator>Balazs Racz</dc:creator>
              <dc:date>2016-01-31T18:10:00</dc:date>
            </office:change-info>
          </text:insertion>
        </text:changed-region>
        <text:changed-region xml:id="ct59968176" text:id="ct59968176">
          <text:insertion>
            <office:change-info>
              <dc:creator>Balazs Racz</dc:creator>
              <dc:date>2016-01-31T18:27:00</dc:date>
            </office:change-info>
          </text:insertion>
        </text:changed-region>
        <text:changed-region xml:id="ct59978640" text:id="ct59978640">
          <text:insertion>
            <office:change-info>
              <dc:creator>Balazs Racz</dc:creator>
              <dc:date>2016-01-31T18:10:00</dc:date>
            </office:change-info>
          </text:insertion>
        </text:changed-region>
        <text:changed-region xml:id="ct59977296" text:id="ct59977296">
          <text:deletion>
            <office:change-info>
              <dc:creator>Balazs Racz</dc:creator>
              <dc:date>2016-01-31T18:25:00</dc:date>
            </office:change-info>
            <text:p text:style-name="P3"/>
            <text:h text:style-name="P4" text:outline-level="2">Enter Bootloader Command</text:h>
            <table:table table:name="Table19" table:style-name="Table19">
              <table:table-column table:style-name="Table19.A"/>
              <table:table-column table:style-name="Table19.B"/>
              <table:table-header-rows>
                <table:table-row>
                  <table:table-cell table:style-name="Table19.A1" office:value-type="string">
                    <text:p text:style-name="P23">Byte 0</text:p>
                  </table:table-cell>
                  <table:table-cell table:style-name="Table19.B1" office:value-type="string">
                    <text:p text:style-name="P23">Byte 1</text:p>
                  </table:table-cell>
                </table:table-row>
              </table:table-header-rows>
              <table:table-row>
                <table:table-cell table:style-name="Table19.A2" office:value-type="string">
                  <text:p text:style-name="P36">0x20</text:p>
                </table:table-cell>
                <table:table-cell table:style-name="Table19.B2" office:value-type="string">
                  <text:p text:style-name="P36">0xA<text:span text:style-name="T1">B</text:span></text:p>
                </table:table-cell>
              </table:table-row>
            </table:table>
            <text:p text:style-name="P5"/>
            <text:p text:style-name="P3">This command is reserved for the future specification of a firmware upgrade protocol.</text:p>
          </text:deletion>
        </text:changed-region>
        <text:changed-region xml:id="ct59975584" text:id="ct59975584">
          <text:insertion>
            <office:change-info>
              <dc:creator>Balazs Racz</dc:creator>
              <dc:date>2016-01-31T18:27:00</dc:date>
            </office:change-info>
          </text:insertion>
        </text:changed-region>
        <text:changed-region xml:id="ct59480032" text:id="ct59480032">
          <text:insertion>
            <office:change-info>
              <dc:creator>Balazs Racz</dc:creator>
              <dc:date>2016-01-31T18: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Introduction (Informative)</text:h>
      <text:p text:style-name="Standard">This <text:span text:style-name="T26">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57">This Standard is in the context of the following OpenLCB Standards: </text:p>
      <text:list xml:id="list8720596143923728550" text:style-name="L1">
        <text:list-item>
          <text:p text:style-name="P76">OpenLCB Configuration Description Information <text:span text:style-name="T15">(CDI)</text:span>, which defines fixed information to allow a Configuration Tool (CT) to configure a node.</text:p>
        </text:list-item>
        <text:list-item>
          <text:p text:style-name="P76">OpenLCB Datagram Transport Protocol, which defines the protocol for transporting 0-72 byte datagrams <text:span text:style-name="T8">from</text:span> node to node.</text:p>
        </text:list-item>
        <text:list-item>
          <text:p text:style-name="P76">OpenLCB Message Network, which defines message interchange for OpenLCB, specifically how this protocol appears in the Protocol Support Reply message and Error Codes.</text:p>
        </text:list-item>
        <text:list-item>
          <text:p text:style-name="P76">The OpenLCB Stream Transport Standard, which defines the protocol for transporting data from node to node.</text:p>
        </text:list-item>
      </text:list>
      <text:h text:style-name="Heading_20_1" text:outline-level="1"><text:span text:style-name="T22">Message Formats</text:span> (Normative)</text:h>
      <text:p text:style-name="P58">The <text:span text:style-name="T22">tables below</text:span> show available configuration message formats. All other formats are reserved. <text:s/><text:span text:style-name="T13">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3">6</text:span> unique address spaces, which are specified using an address space selectors. <text:s/><text:span text:style-name="T27">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4">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3043941921503252698" text:style-name="L2">
        <text:list-item>
          <text:p text:style-name="P77">(space=0xFF, control bits=0b0000011) Configuration definition – A read-only space containing the Configuration Description Information for this node, if any.</text:p>
        </text:list-item>
        <text:list-item>
          <text:p text:style-name="P77">(space=0xFE, control bits=0b00000010) All memory – This special space provides access to all memory in the device, where “all” is defined by the designer. </text:p>
        </text:list-item>
        <text:list-item>
          <text:p text:style-name="P77">(space=0xFD, control bits=0b00000001) Configuration – A <text:span text:style-name="T18">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4">Generic </text:span>Error Handling</text:h>
      <text:p text:style-name="P68">The Error Codes returned by failed operations, either in the Datagram Rejected message, or the Failed response datagrams, shall conform to the general Error Code specification as defined by the OpenLCB Message Network Standard.</text:p>
      <text:p text:style-name="P45">An unknown command in byte 1 shall return a datagram rejected reply. <text:span text:style-name="T12">Nodes may, but are not required to use the error code “Not implemented, subcommand unknown”.</text:span>.</text:p>
      <text:p text:style-name="P59"><text:span text:style-name="T27">Additionally, t</text:span>he following protocol specific <text:span text:style-name="T25">enumerated</text:span> error code extensions (logically or'd into bits 0-3 of the <text:span text:style-name="T12">base </text:span>error code <text:span text:style-name="T29">as defined in the OpenLCB Message Network Standard</text:span>) are <text:span text:style-name="T27">defined for use with commands that are supported and known to the node</text:span>:</text:p>
      <text:list xml:id="list1444544458771069323" text:style-name="L3">
        <text:list-item>
          <text:p text:style-name="P78">“<text:span text:style-name="T36">Permanent error, invalid argument” | </text:span>0x0001 – <text:span text:style-name="T36">Address</text:span> space is not <text:span text:style-name="T36">known</text:span>.</text:p>
        </text:list-item>
        <text:list-item>
          <text:p text:style-name="P78">“<text:span text:style-name="T36">Permanent error, invalid argument” | </text:span>0x000<text:span text:style-name="T36">2</text:span> – Out of bounds, the address space is valid, however the address within the space is not implemented.</text:p>
        </text:list-item>
        <text:list-item>
          <text:p text:style-name="P79"><text:span text:style-name="T25">“Permanent error, invalid argument” | </text:span>0x000<text:span text:style-name="T36">3</text:span> – Write access to <text:span text:style-name="T28">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13">Byte 0</text:p>
            </table:table-cell>
            <table:table-cell table:style-name="ReadCommandTable.A1" office:value-type="string">
              <text:p text:style-name="P13">Byte 1</text:p>
              <text:p text:style-name="P13"/>
            </table:table-cell>
            <table:table-cell table:style-name="ReadCommandTable.A1" office:value-type="string">
              <text:p text:style-name="P13">Byte 2-5</text:p>
            </table:table-cell>
            <table:table-cell table:style-name="ReadCommandTable.A1" office:value-type="string">
              <text:p text:style-name="P13">Byte 6<text:line-break/>(optional)</text:p>
            </table:table-cell>
            <table:table-cell table:style-name="ReadCommandTable.E1" office:value-type="string">
              <text:p text:style-name="P13">Byte 7/6</text:p>
            </table:table-cell>
          </table:table-row>
        </table:table-header-rows>
        <table:table-row>
          <table:table-cell table:style-name="ReadCommandTable.A2" office:value-type="string">
            <text:p text:style-name="P25">0x20</text:p>
          </table:table-cell>
          <table:table-cell table:style-name="ReadCommandTable.A2" office:value-type="string">
            <text:p text:style-name="P25">0x40 Space in byte 6<text:line-break/>0x41 Space 0xFD<text:line-break/>0x42 Space 0xFE<text:line-break/>0x43 Space 0xFF </text:p>
          </table:table-cell>
          <table:table-cell table:style-name="ReadCommandTable.A2" office:value-type="string">
            <text:p text:style-name="P26">Starting Address</text:p>
          </table:table-cell>
          <table:table-cell table:style-name="ReadCommandTable.A2" office:value-type="string">
            <text:p text:style-name="P26">Address Space</text:p>
          </table:table-cell>
          <table:table-cell table:style-name="ReadCommandTable.E2" office:value-type="string">
            <text:p text:style-name="P26">Read Count (1 – <text:span text:style-name="T13">64 bytes</text:span>)</text:p>
            <text:p text:style-name="P26">Upper bit reserved, must be ignored</text:p>
          </table:table-cell>
        </table:table-row>
      </table:table>
      <text:p text:style-name="Standard"/>
      <text:p text:style-name="P46"><text:soft-page-break/>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P46">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3">Byte 0</text:p>
            </table:table-cell>
            <table:table-cell table:style-name="Table4.A1" office:value-type="string">
              <text:p text:style-name="P13">Byte 1</text:p>
            </table:table-cell>
            <table:table-cell table:style-name="Table4.A1" office:value-type="string">
              <text:p text:style-name="P13">Byte 2-5</text:p>
            </table:table-cell>
            <table:table-cell table:style-name="Table4.A1" office:value-type="string">
              <text:p text:style-name="P13">Byte 6<text:line-break/>(optional)</text:p>
            </table:table-cell>
            <table:table-cell table:style-name="Table4.E1" office:value-type="string">
              <text:p text:style-name="P14">Remaining Bytes</text:p>
              <text:p text:style-name="P14">(in network order, top to bottom)</text:p>
            </table:table-cell>
          </table:table-row>
        </table:table-header-rows>
        <table:table-row>
          <table:table-cell table:style-name="Table4.A2" table:number-rows-spanned="2" office:value-type="string">
            <text:p text:style-name="P25">0x20</text:p>
          </table:table-cell>
          <table:table-cell table:style-name="Table4.A2" office:value-type="string">
            <text:p text:style-name="P25">OK status:</text:p>
            <text:p text:style-name="P25">0x50 Space in byte 6<text:line-break/>0x51 Space 0xFD<text:line-break/>0x52 Space 0xFE<text:line-break/>0x53 Space 0xFF </text:p>
          </table:table-cell>
          <table:table-cell table:style-name="Table4.A2" table:number-rows-spanned="2" office:value-type="string">
            <text:p text:style-name="P26">Starting Address</text:p>
          </table:table-cell>
          <table:table-cell table:style-name="Table4.A2" table:number-rows-spanned="2" office:value-type="string">
            <text:p text:style-name="P26">Address Space</text:p>
          </table:table-cell>
          <table:table-cell table:style-name="Table4.E2" office:value-type="string">
            <text:p text:style-name="P26">Data (1 – <text:span text:style-name="T13">64 bytes</text:span>)</text:p>
          </table:table-cell>
        </table:table-row>
        <table:table-row>
          <table:covered-table-cell/>
          <table:table-cell table:style-name="Table4.A2" office:value-type="string">
            <text:p text:style-name="P25">Failure status:</text:p>
            <text:p text:style-name="P25">0x58 Space in byte 6<text:line-break/>0x59 Space 0xFD<text:line-break/>0x5A Space 0xFE<text:line-break/>0x5B Space 0xFF </text:p>
          </table:table-cell>
          <table:covered-table-cell/>
          <table:covered-table-cell/>
          <table:table-cell table:style-name="Table4.E2" office:value-type="string">
            <text:list xml:id="list5365905766238343706" text:style-name="L4">
              <text:list-item>
                <text:p text:style-name="P101">Error Code (two bytes)</text:p>
              </text:list-item>
              <text:list-item>
                <text:p text:style-name="P101">optional zero-terminated message string <text:span text:style-name="T13">(0 – 63 bytes)</text:span></text:p>
              </text:list-item>
            </text:list>
          </table:table-cell>
        </table:table-row>
      </table:table>
      <text:p text:style-name="Standard"/>
      <text:p text:style-name="P46">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46">Reading at least one byte, but less than the requested amount, due to the length of the address space is not considered an error.</text:p>
      <text:p text:style-name="P46">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3">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3">Byte 0</text:p>
            </table:table-cell>
            <table:table-cell table:style-name="Table8.A1" office:value-type="string">
              <text:p text:style-name="P13">Byte 1</text:p>
            </table:table-cell>
            <table:table-cell table:style-name="Table8.A1" office:value-type="string">
              <text:p text:style-name="P13">Byte<text:span text:style-name="T14">s</text:span> 2-<text:span text:style-name="T14">5</text:span></text:p>
            </table:table-cell>
            <table:table-cell table:style-name="Table8.A1" office:value-type="string">
              <text:p text:style-name="P13">Byte 6<text:line-break/>(optional)</text:p>
            </table:table-cell>
            <table:table-cell table:style-name="Table8.E1" office:value-type="string">
              <text:p text:style-name="P13">Remaining Bytes</text:p>
              <text:p text:style-name="P14">(in network order, top to bottom)</text:p>
            </table:table-cell>
          </table:table-row>
        </table:table-header-rows>
        <table:table-row>
          <table:table-cell table:style-name="Table8.A2" office:value-type="string">
            <text:p text:style-name="P25">0x20</text:p>
          </table:table-cell>
          <table:table-cell table:style-name="Table8.A2" office:value-type="string">
            <text:p text:style-name="P25">0x<text:span text:style-name="T13">6</text:span>0 Space in byte 6<text:line-break/>0x<text:span text:style-name="T13">6</text:span>1 Space 0xFD<text:line-break/>0x<text:span text:style-name="T13">6</text:span>2 Space 0xFE<text:line-break/>0x<text:span text:style-name="T13">6</text:span>3 Space 0xFF </text:p>
          </table:table-cell>
          <table:table-cell table:style-name="Table8.A2" office:value-type="string">
            <text:p text:style-name="P26">Starting Address</text:p>
          </table:table-cell>
          <table:table-cell table:style-name="Table8.A2" office:value-type="string">
            <text:p text:style-name="P26">Address Space</text:p>
          </table:table-cell>
          <table:table-cell table:style-name="Table8.E2" office:value-type="string">
            <text:list xml:id="list4515317459388873042" text:style-name="L5">
              <text:list-item>
                <text:p text:style-name="P102">Read Count (4 bytes)</text:p>
              </text:list-item>
              <text:list-item>
                <text:p text:style-name="P108">Destination Stream ID (1 byte)</text:p>
              </text:list-item>
            </text:list>
          </table:table-cell>
        </table:table-row>
      </table:table>
      <text:p text:style-name="Standard"/>
      <text:p text:style-name="P48">Very similar to <text:span text:style-name="T19">a </text:span>Read <text:span text:style-name="T19">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0"><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3">Byte 0</text:p>
            </table:table-cell>
            <table:table-cell table:style-name="Table23.A1" office:value-type="string">
              <text:p text:style-name="P13">Byte 1</text:p>
            </table:table-cell>
            <table:table-cell table:style-name="Table23.A1" office:value-type="string">
              <text:p text:style-name="P13">Byte<text:span text:style-name="T13">s</text:span> 2-<text:span text:style-name="T13">5</text:span></text:p>
            </table:table-cell>
            <table:table-cell table:style-name="Table23.A1" office:value-type="string">
              <text:p text:style-name="P13">Byte 6<text:line-break/>(optional)</text:p>
            </table:table-cell>
            <table:table-cell table:style-name="Table23.E1" office:value-type="string">
              <text:p text:style-name="P16">Remaining Bytes</text:p>
              <text:p text:style-name="P14">(in network order, top to bottom)</text:p>
            </table:table-cell>
          </table:table-row>
        </table:table-header-rows>
        <table:table-row>
          <table:table-cell table:style-name="Table23.A2" table:number-rows-spanned="2" office:value-type="string">
            <text:p text:style-name="P25">0x20</text:p>
          </table:table-cell>
          <table:table-cell table:style-name="Table23.A2" office:value-type="string">
            <text:p text:style-name="P25">OK status:</text:p>
            <text:p text:style-name="P25">0x70 Space in byte 6<text:line-break/>0x71 Space 0xFD<text:line-break/>0x72 Space 0xFE<text:line-break/>0x73 Space 0xFF </text:p>
          </table:table-cell>
          <table:table-cell table:style-name="Table23.A2" table:number-rows-spanned="2" office:value-type="string">
            <text:p text:style-name="P26">Starting Address</text:p>
          </table:table-cell>
          <table:table-cell table:style-name="Table23.A2" table:number-rows-spanned="2" office:value-type="string">
            <text:p text:style-name="P26">Address Space</text:p>
          </table:table-cell>
          <table:table-cell table:style-name="Table23.E2" office:value-type="string">
            <text:list xml:id="list3691113769735959901" text:style-name="L6">
              <text:list-item>
                <text:p text:style-name="P103">Read Count (4 bytes)</text:p>
              </text:list-item>
              <text:list-item>
                <text:p text:style-name="P109">Destination Stream ID (1 byte)</text:p>
              </text:list-item>
              <text:list-item>
                <text:p text:style-name="P103">Source Stream ID (1 byte)</text:p>
              </text:list-item>
            </text:list>
          </table:table-cell>
        </table:table-row>
        <table:table-row>
          <table:covered-table-cell/>
          <table:table-cell table:style-name="Table23.A2" office:value-type="string">
            <text:p text:style-name="P25">Failure status:</text:p>
            <text:p text:style-name="P25">0x78 Space in byte 6<text:line-break/>0x79 Space 0xFD<text:line-break/>0x7A Space 0xFE<text:line-break/>0x7BSpace 0xFF </text:p>
          </table:table-cell>
          <table:covered-table-cell/>
          <table:covered-table-cell/>
          <table:table-cell table:style-name="Table23.E2" office:value-type="string">
            <text:list xml:id="list967918397769488203" text:style-name="L7">
              <text:list-item>
                <text:p text:style-name="P105">Error Code (<text:span text:style-name="T13">2 </text:span>bytes)</text:p>
              </text:list-item>
              <text:list-item>
                <text:p text:style-name="P105">optional zero-terminated message string <text:span text:style-name="T13">(0 – 63 bytes)</text:span></text:p>
              </text:list-item>
            </text:list>
          </table:table-cell>
        </table:table-row>
      </table:table>
      <text:p text:style-name="Standard"/>
      <text:p text:style-name="P49">The <text:span text:style-name="T20">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1">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3">Byte 0</text:p>
            </table:table-cell>
            <table:table-cell table:style-name="Table5.A1" office:value-type="string">
              <text:p text:style-name="P13">Byte 1</text:p>
            </table:table-cell>
            <table:table-cell table:style-name="Table5.A1" office:value-type="string">
              <text:p text:style-name="P13">Byte 2-5</text:p>
            </table:table-cell>
            <table:table-cell table:style-name="Table5.A1" office:value-type="string">
              <text:p text:style-name="P13">Byte 6<text:line-break/>(optional)</text:p>
            </table:table-cell>
            <table:table-cell table:style-name="Table5.E1" office:value-type="string">
              <text:p text:style-name="P13">Remaining Bytes</text:p>
            </table:table-cell>
          </table:table-row>
        </table:table-header-rows>
        <table:table-row>
          <table:table-cell table:style-name="Table5.A2" office:value-type="string">
            <text:p text:style-name="P25">0x20</text:p>
          </table:table-cell>
          <table:table-cell table:style-name="Table5.A2" office:value-type="string">
            <text:p text:style-name="P25">0x00 Space in byte 6<text:line-break/>0x01 Space 0xFD<text:line-break/>0x02 Space 0xFE<text:line-break/>0x03 Space 0xFF </text:p>
          </table:table-cell>
          <table:table-cell table:style-name="Table5.A2" office:value-type="string">
            <text:p text:style-name="P26">Starting Address</text:p>
          </table:table-cell>
          <table:table-cell table:style-name="Table5.A2" office:value-type="string">
            <text:p text:style-name="P26">Address Space</text:p>
          </table:table-cell>
          <table:table-cell table:style-name="Table5.E2" office:value-type="string">
            <text:p text:style-name="P26">Data (1 – <text:span text:style-name="T13">64 </text:span>bytes)</text:p>
          </table:table-cell>
        </table:table-row>
      </table:table>
      <text:p text:style-name="Standard"/>
      <text:p text:style-name="P53">If the write operation can be done immediately and succeeds, only the Datagram Received OK message reply to the Write Command datagram is returned. The Reply Pending bit is not set in the Datagram Received OK reply.</text:p>
      <text:p text:style-name="P53">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53">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3">Byte 0</text:p>
            </table:table-cell>
            <table:table-cell table:style-name="Table2.A1" office:value-type="string">
              <text:p text:style-name="P13">Byte 1</text:p>
            </table:table-cell>
            <table:table-cell table:style-name="Table2.A1" office:value-type="string">
              <text:p text:style-name="P13">Byte 2-5</text:p>
            </table:table-cell>
            <table:table-cell table:style-name="Table2.A1" office:value-type="string">
              <text:p text:style-name="P13">Byte 6<text:line-break/>(optional)</text:p>
            </table:table-cell>
            <table:table-cell table:style-name="Table2.E1" office:value-type="string">
              <text:p text:style-name="P13">Remaining Bytes</text:p>
              <text:p text:style-name="P14">(in network order, top to bottom)</text:p>
            </table:table-cell>
          </table:table-row>
        </table:table-header-rows>
        <table:table-row>
          <table:table-cell table:style-name="Table2.A2" table:number-rows-spanned="2" office:value-type="string">
            <text:p text:style-name="P25">0x20</text:p>
          </table:table-cell>
          <table:table-cell table:style-name="Table2.A2" office:value-type="string">
            <text:p text:style-name="P25">OK status:</text:p>
            <text:p text:style-name="P25">0x10 Space in byte 6<text:line-break/>0x11 Space 0xFD<text:line-break/>0x12 Space 0xFE<text:line-break/>0x13 Space 0xFF </text:p>
          </table:table-cell>
          <table:table-cell table:style-name="Table2.A2" table:number-rows-spanned="2" office:value-type="string">
            <text:p text:style-name="P26">Starting Address</text:p>
          </table:table-cell>
          <table:table-cell table:style-name="Table2.A2" table:number-rows-spanned="2" office:value-type="string">
            <text:p text:style-name="P26">Address Space</text:p>
          </table:table-cell>
          <table:table-cell table:style-name="Table2.E2" office:value-type="string">
            <text:p text:style-name="P26">(None)</text:p>
          </table:table-cell>
        </table:table-row>
        <table:table-row>
          <table:covered-table-cell/>
          <table:table-cell table:style-name="Table2.A2" office:value-type="string">
            <text:p text:style-name="P25">Failure status:</text:p>
            <text:p text:style-name="P25">0x18 Space in byte 6<text:line-break/>0x19 Space 0xFD<text:line-break/>0x1A Space 0xFE<text:line-break/>0x1B Space 0xFF </text:p>
          </table:table-cell>
          <table:covered-table-cell/>
          <table:covered-table-cell/>
          <table:table-cell table:style-name="Table2.E2" office:value-type="string">
            <text:list xml:id="list3721474862363109620" text:style-name="L8">
              <text:list-item>
                <text:p text:style-name="P106">Error Code (two bytes)</text:p>
              </text:list-item>
              <text:list-item>
                <text:p text:style-name="P106">optional zero-terminated message string <text:span text:style-name="T16">(0 – 63 bytes)</text:span></text:p>
              </text:list-item>
            </text:list>
          </table:table-cell>
        </table:table-row>
      </table:table>
      <text:p text:style-name="Standard"/>
      <text:p text:style-name="P54">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3">Byte 0</text:p>
            </table:table-cell>
            <table:table-cell table:style-name="Table6.A1" office:value-type="string">
              <text:p text:style-name="P13">Byte 1</text:p>
            </table:table-cell>
            <table:table-cell table:style-name="Table6.A1" office:value-type="string">
              <text:p text:style-name="P13">Byte 2-5</text:p>
            </table:table-cell>
            <table:table-cell table:style-name="Table6.A1" office:value-type="string">
              <text:p text:style-name="P13">Byte 6<text:line-break/>(optional)</text:p>
            </table:table-cell>
            <table:table-cell table:style-name="Table6.E1" office:value-type="string">
              <text:p text:style-name="P13">Remainder</text:p>
            </table:table-cell>
          </table:table-row>
        </table:table-header-rows>
        <table:table-row>
          <table:table-cell table:style-name="Table6.A2" office:value-type="string">
            <text:p text:style-name="P25">0x20</text:p>
          </table:table-cell>
          <table:table-cell table:style-name="Table6.A2" office:value-type="string">
            <text:p text:style-name="P25">0x08 Space in byte 6<text:line-break/>0x09 Space 0xFD<text:line-break/>0x0A Space 0xFE<text:line-break/>0x0B Space 0xFF </text:p>
          </table:table-cell>
          <table:table-cell table:style-name="Table6.A2" office:value-type="string">
            <text:p text:style-name="P26">Starting Address</text:p>
          </table:table-cell>
          <table:table-cell table:style-name="Table6.A2" office:value-type="string">
            <text:p text:style-name="P26">Address Space</text:p>
          </table:table-cell>
          <table:table-cell table:style-name="Table6.E2" office:value-type="string">
            <text:p text:style-name="P26">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5">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3">Byte 0</text:p>
            </table:table-cell>
            <table:table-cell table:style-name="Table7.A1" office:value-type="string">
              <text:p text:style-name="P13">Byte 1</text:p>
            </table:table-cell>
            <table:table-cell table:style-name="Table7.A1" office:value-type="string">
              <text:p text:style-name="P13">Byte 2-5</text:p>
            </table:table-cell>
            <table:table-cell table:style-name="Table7.A1" office:value-type="string">
              <text:p text:style-name="P13">Byte 6<text:line-break/>(optional)</text:p>
            </table:table-cell>
            <table:table-cell table:style-name="Table7.E1" office:value-type="string">
              <text:p text:style-name="P13">Remainder</text:p>
              <text:p text:style-name="P15">(in network order, top to bottom)</text:p>
            </table:table-cell>
          </table:table-row>
        </table:table-header-rows>
        <table:table-row>
          <table:table-cell table:style-name="Table7.A2" office:value-type="string">
            <text:p text:style-name="P25">0x20</text:p>
          </table:table-cell>
          <table:table-cell table:style-name="Table7.A2" office:value-type="string">
            <text:p text:style-name="P25">0x20 Space in byte 6<text:line-break/>0x21 Space 0xFD<text:line-break/>0x22 Space 0xFE<text:line-break/>0x23 Space 0xFF </text:p>
          </table:table-cell>
          <table:table-cell table:style-name="Table7.A2" office:value-type="string">
            <text:p text:style-name="P26">Starting Address</text:p>
          </table:table-cell>
          <table:table-cell table:style-name="Table7.A2" office:value-type="string">
            <text:p text:style-name="P26">Address Space</text:p>
          </table:table-cell>
          <table:table-cell table:style-name="Table7.E2" office:value-type="string">
            <text:p text:style-name="P26"/>
            <text:list xml:id="list121137333875455" text:continue-list="list3691113769735959901" text:style-name="L6">
              <text:list-item>
                <text:p text:style-name="P110"><text:span text:style-name="T21">send as 0xFF, ignore on receipt</text:span> (1 byte)</text:p>
              </text:list-item>
              <text:list-item>
                <text:p text:style-name="P104">Source Stream ID (1 byte)</text:p>
              </text:list-item>
            </text:list>
          </table:table-cell>
        </table:table-row>
      </table:table>
      <text:p text:style-name="Standard"/>
      <text:p text:style-name="P56">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56">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3">Byte 0</text:p>
            </table:table-cell>
            <table:table-cell table:style-name="Table3.A1" office:value-type="string">
              <text:p text:style-name="P13">Byte 1</text:p>
            </table:table-cell>
            <table:table-cell table:style-name="Table3.A1" office:value-type="string">
              <text:p text:style-name="P13">Byte 2-5</text:p>
            </table:table-cell>
            <table:table-cell table:style-name="Table3.A1" office:value-type="string">
              <text:p text:style-name="P13">Byte 6<text:line-break/>(optional)</text:p>
            </table:table-cell>
            <table:table-cell table:style-name="Table3.E1" office:value-type="string">
              <text:p text:style-name="P13">Remaining Bytes</text:p>
              <text:p text:style-name="P14">(in network order, top to bottom)</text:p>
            </table:table-cell>
          </table:table-row>
        </table:table-header-rows>
        <table:table-row>
          <table:table-cell table:style-name="Table3.A2" table:number-rows-spanned="2" office:value-type="string">
            <text:p text:style-name="P25">0x20</text:p>
          </table:table-cell>
          <table:table-cell table:style-name="Table3.A2" office:value-type="string">
            <text:p text:style-name="P25">OK status:</text:p>
            <text:p text:style-name="P25">0x30 Space in byte 6<text:line-break/>0x31 Space 0xFD<text:line-break/>0x32 Space 0xFE<text:line-break/>0x33 Space 0xFF </text:p>
          </table:table-cell>
          <table:table-cell table:style-name="Table3.A2" table:number-rows-spanned="2" office:value-type="string">
            <text:p text:style-name="P26">Starting Address</text:p>
          </table:table-cell>
          <table:table-cell table:style-name="Table3.A2" table:number-rows-spanned="2" office:value-type="string">
            <text:p text:style-name="P26">Address Space</text:p>
          </table:table-cell>
          <table:table-cell table:style-name="Table3.E2" office:value-type="string">
            <text:list xml:id="list121137604055309" text:continue-numbering="true" text:style-name="L6">
              <text:list-item>
                <text:p text:style-name="P110">Destination Stream ID (1 byte)</text:p>
              </text:list-item>
              <text:list-item>
                <text:p text:style-name="P104">Source Stream ID (1 byte)</text:p>
              </text:list-item>
            </text:list>
          </table:table-cell>
        </table:table-row>
        <table:table-row>
          <table:covered-table-cell/>
          <table:table-cell table:style-name="Table3.A2" office:value-type="string">
            <text:p text:style-name="P25">Failure status:</text:p>
            <text:p text:style-name="P25">0x38 Space in byte 6<text:line-break/>0x39 Space 0xFD<text:line-break/>0x3A Space 0xFE<text:line-break/>0x3B Space 0xFF </text:p>
          </table:table-cell>
          <table:covered-table-cell/>
          <table:covered-table-cell/>
          <table:table-cell table:style-name="Table3.E2" office:value-type="string">
            <text:list xml:id="list5297351455198659575" text:style-name="L9">
              <text:list-item>
                <text:p text:style-name="P107">Error Code (two bytes)</text:p>
              </text:list-item>
              <text:list-item>
                <text:p text:style-name="P107"><text:span text:style-name="T17">o</text:span>ptional zero-terminated message string <text:span text:style-name="T17">(0 – 63 bytes)</text:span></text:p>
              </text:list-item>
            </text:list>
          </table:table-cell>
        </table:table-row>
      </table:table>
      <text:p text:style-name="Standard"/>
      <text:p text:style-name="P50">The <text:span text:style-name="T20">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2"><text:soft-page-break/>Should an error occur prior to or during the establishment of the stream, the Read Stream Reply shall indicate a failure with the error code set appropriately.</text:p>
      <text:h text:style-name="P93"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7">Byte 0</text:p>
            </table:table-cell>
            <table:table-cell table:style-name="Table9.B1" office:value-type="string">
              <text:p text:style-name="P17">Byte 1</text:p>
            </table:table-cell>
          </table:table-row>
        </table:table-header-rows>
        <table:table-row>
          <table:table-cell table:style-name="Table9.A2" office:value-type="string">
            <text:p text:style-name="P30">0x20</text:p>
          </table:table-cell>
          <table:table-cell table:style-name="Table9.B2" office:value-type="string">
            <text:p text:style-name="P30">0x80</text:p>
          </table:table-cell>
        </table:table-row>
      </table:table>
      <text:p text:style-name="P61"/>
      <text:h text:style-name="P93" text:outline-level="2">Get Configuration Options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17">Byte 0</text:p>
            </table:table-cell>
            <table:table-cell table:style-name="Table10.A1" office:value-type="string">
              <text:p text:style-name="P17">Byte 1</text:p>
            </table:table-cell>
            <table:table-cell table:style-name="Table10.A1" office:value-type="string">
              <text:p text:style-name="P17">Byte 2-3</text:p>
            </table:table-cell>
            <table:table-cell table:style-name="Table10.A1" office:value-type="string">
              <text:p text:style-name="P17">Byte 4</text:p>
            </table:table-cell>
            <table:table-cell table:style-name="Table10.A1" office:value-type="string">
              <text:p text:style-name="P17">Byte 5</text:p>
            </table:table-cell>
            <table:table-cell table:style-name="Table10.A1" office:value-type="string">
              <text:p text:style-name="P17">Byte 6<text:line-break/>(Optional)</text:p>
            </table:table-cell>
            <table:table-cell table:style-name="Table10.G1" office:value-type="string">
              <text:p text:style-name="P17">Remainder<text:line-break/>(Optional)</text:p>
            </table:table-cell>
          </table:table-row>
        </table:table-header-rows>
        <table:table-row>
          <table:table-cell table:style-name="Table10.A2" office:value-type="string">
            <text:p text:style-name="P30">0x20</text:p>
          </table:table-cell>
          <table:table-cell table:style-name="Table10.A2" office:value-type="string">
            <text:p text:style-name="P30">0x82</text:p>
          </table:table-cell>
          <table:table-cell table:style-name="Table10.A2" office:value-type="string">
            <text:p text:style-name="P30">Available Commands</text:p>
          </table:table-cell>
          <table:table-cell table:style-name="Table10.A2" office:value-type="string">
            <text:p text:style-name="P30">Write Lengths</text:p>
          </table:table-cell>
          <table:table-cell table:style-name="Table10.A2" office:value-type="string">
            <text:p text:style-name="P30">Highest Address Space</text:p>
          </table:table-cell>
          <table:table-cell table:style-name="Table10.A2" office:value-type="string">
            <text:p text:style-name="P30">Lowest Address Space</text:p>
          </table:table-cell>
          <table:table-cell table:style-name="Table10.G2" office:value-type="string">
            <text:p text:style-name="P30">Name String</text:p>
          </table:table-cell>
        </table:table-row>
      </table:table>
      <text:p text:style-name="P47"/>
      <text:list xml:id="list2178295249617309311" text:style-name="L10">
        <text:list-item>
          <text:p text:style-name="P80">Available operations mask (2 bytes, bit coded): Indicate which operations are available so the using software can know whether convenience operations (which are not possible on some hardware) are available.</text:p>
          <text:list>
            <text:list-item>
              <text:p text:style-name="P80">0x8000 Write under mask supported</text:p>
            </text:list-item>
            <text:list-item>
              <text:p text:style-name="P80">0x4000 Unaligned reads supported. If not set, reads have to start on an address with the low bits, as given by the data size, all zero. For example a 4-byte write must have the low two address bits zero.</text:p>
            </text:list-item>
            <text:list-item>
              <text:p text:style-name="P80">0x2000 Unaligned writes supported. If not set, reads have to start on an address with the low bits, as given by the data size, all zero. For example a 4-byte write must have the low two address bits zero.</text:p>
            </text:list-item>
            <text:list-item>
              <text:p text:style-name="P80">0x0800 Read from address space 0xFC available (this is the manufacturer part of Abbreviated CDI)</text:p>
            </text:list-item>
            <text:list-item>
              <text:p text:style-name="P80">0x0400 Read from address space 0xFB available (this is the user-entered part of Abbreviated CDI)</text:p>
            </text:list-item>
            <text:list-item>
              <text:p text:style-name="P80">0x0200 Write to address space 0xFB available (this is the user-entered part of Abbreviated CDI)</text:p>
            </text:list-item>
            <text:list-item>
              <text:p text:style-name="P80">Others reserved, must be ignored on receipt and sent as zero.</text:p>
            </text:list-item>
          </text:list>
        </text:list-item>
        <text:list-item>
          <text:p text:style-name="P80">Write lengths supported (One byte, bit coded): (provided for devices that can only write certain sizes to memory) (at least one bit must be set)</text:p>
          <text:list>
            <text:list-item>
              <text:p text:style-name="P80">0x80 1 byte write</text:p>
            </text:list-item>
            <text:list-item>
              <text:p text:style-name="P80">0x40 2 byte write</text:p>
            </text:list-item>
            <text:list-item>
              <text:p text:style-name="P80"><text:soft-page-break/>0x20 4 byte writes</text:p>
            </text:list-item>
            <text:list-item>
              <text:p text:style-name="P80">0x10 64 byte writes (full datagram, but not 63 bytes or arbitrary length, just exactly 64)</text:p>
            </text:list-item>
            <text:list-item>
              <text:p text:style-name="P80">0x02 arbitrary writes of any length OK</text:p>
            </text:list-item>
            <text:list-item>
              <text:p text:style-name="P80">0x01 stream writes supported (stream support will identify buffer size)</text:p>
            </text:list-item>
            <text:list-item>
              <text:p text:style-name="P80">Others reserved, must be ignored on receipt and sent as zero.</text:p>
            </text:list-item>
          </text:list>
        </text:list-item>
      </text:list>
      <text:list xml:id="list8768840983358107726" text:style-name="L11">
        <text:list-item>
          <text:p text:style-name="P81">Highest Address Space (byte): Highest number space available. Not all up to that need be available, but sparse allocation will slow down the process as “Get Address Space Information” is needed to determine whether they are present.</text:p>
        </text:list-item>
      </text:list>
      <text:list xml:id="list3529261832303840880" text:style-name="L12">
        <text:list-item>
          <text:p text:style-name="P82">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47">A node that only has the high spaces could have Highest Address Space = 255, Lowest Address Space = 253 or 251.</text:p>
      <text:p text:style-name="P47">A node that has additional low address spaces, e.g. to make more memory available with a <text:span text:style-name="T37">39</text:span>-bit address, could have Highest Address Space = 127, Lowest Address Space = 0 and leave the top spaces assumed.</text:p>
      <text:h text:style-name="P93"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7">Byte 0</text:p>
            </table:table-cell>
            <table:table-cell table:style-name="Table11.A1" office:value-type="string">
              <text:p text:style-name="P17">Byte 1</text:p>
            </table:table-cell>
            <table:table-cell table:style-name="Table11.C1" office:value-type="string">
              <text:p text:style-name="P17">Byte 2</text:p>
            </table:table-cell>
          </table:table-row>
        </table:table-header-rows>
        <table:table-row>
          <table:table-cell table:style-name="Table11.A2" office:value-type="string">
            <text:p text:style-name="P30">0x20</text:p>
          </table:table-cell>
          <table:table-cell table:style-name="Table11.A2" office:value-type="string">
            <text:p text:style-name="P30">0x84</text:p>
          </table:table-cell>
          <table:table-cell table:style-name="Table11.C2" office:value-type="string">
            <text:p text:style-name="P30">Address Space</text:p>
          </table:table-cell>
        </table:table-row>
      </table:table>
      <text:p text:style-name="P61"/>
      <text:h text:style-name="P93"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8">Byte 0</text:p>
            </table:table-cell>
            <table:table-cell table:style-name="Table12.A1" office:value-type="string">
              <text:p text:style-name="P18">Byte 1</text:p>
            </table:table-cell>
            <table:table-cell table:style-name="Table12.A1" office:value-type="string">
              <text:p text:style-name="P18">Byte 2</text:p>
            </table:table-cell>
            <table:table-cell table:style-name="Table12.A1" office:value-type="string">
              <text:p text:style-name="P18">Byte 3-6</text:p>
            </table:table-cell>
            <table:table-cell table:style-name="Table12.A1" office:value-type="string">
              <text:p text:style-name="P18">Byte 7</text:p>
            </table:table-cell>
            <table:table-cell table:style-name="Table12.A1" office:value-type="string">
              <text:p text:style-name="P18">Byte 8-11</text:p>
            </table:table-cell>
            <table:table-cell table:style-name="Table12.G1" office:value-type="string">
              <text:p text:style-name="P20">Remaining</text:p>
            </table:table-cell>
          </table:table-row>
        </table:table-header-rows>
        <table:table-row>
          <table:table-cell table:style-name="Table12.A2" office:value-type="string">
            <text:p text:style-name="P31">0x20</text:p>
          </table:table-cell>
          <table:table-cell table:style-name="Table12.A2" office:value-type="string">
            <text:p text:style-name="P31">0x86</text:p>
            <text:p text:style-name="P33">0x87</text:p>
          </table:table-cell>
          <table:table-cell table:style-name="Table12.A2" office:value-type="string">
            <text:p text:style-name="P27">Address Space</text:p>
          </table:table-cell>
          <table:table-cell table:style-name="Table12.A2" office:value-type="string">
            <text:p text:style-name="P27">Highest Address</text:p>
          </table:table-cell>
          <table:table-cell table:style-name="Table12.A2" office:value-type="string">
            <text:p text:style-name="P27">Flags</text:p>
          </table:table-cell>
          <table:table-cell table:style-name="Table12.A2" office:value-type="string">
            <text:p text:style-name="P27">Lowest Address</text:p>
          </table:table-cell>
          <table:table-cell table:style-name="Table12.G2" office:value-type="string">
            <text:p text:style-name="P27">Description</text:p>
          </table:table-cell>
        </table:table-row>
      </table:table>
      <text:p text:style-name="P62"/>
      <text:list xml:id="list4290005853106213155" text:style-name="L13">
        <text:list-item>
          <text:p text:style-name="P86">Command (Byte 1)</text:p>
          <text:list>
            <text:list-item>
              <text:p text:style-name="P83"><text:span text:style-name="T30">Byte 1 –</text:span> <text:span text:style-name="T30">0x87</text:span>: <text:s/><text:span text:style-name="T30">p</text:span>resent, <text:span text:style-name="T33">else if 0x86: <text:s/>not present</text:span></text:p>
            </text:list-item>
          </text:list>
        </text:list-item>
        <text:list-item>
          <text:p text:style-name="P84"><text:span text:style-name="T31">Address </text:span>Space <text:span text:style-name="T31">(Byte 2)</text:span> – provided to identify request this reply is in response to</text:p>
        </text:list-item>
        <text:list-item>
          <text:p text:style-name="P84">Highest Address (<text:span text:style-name="T31">Bytes 3 - 6</text:span>)</text:p>
        </text:list-item>
        <text:list-item>
          <text:p text:style-name="P85">Flags (<text:span text:style-name="T31">Byte 7</text:span>) </text:p>
          <text:list>
            <text:list-item>
              <text:p text:style-name="P90">Bits 7..2 – Reserved</text:p>
            </text:list-item>
            <text:list-item>
              <text:p text:style-name="P90">Bit 1 – 0b0: <text:s/>low address is zero, else if 0b1: <text:s/>low address specified in next four bytes</text:p>
            </text:list-item>
            <text:list-item>
              <text:p text:style-name="P90"><text:soft-page-break/>Bit 0 – 0b0: <text:s/>writable, else if 0b1: read-only</text:p>
            </text:list-item>
          </text:list>
        </text:list-item>
        <text:list-item>
          <text:p text:style-name="P84">Lowest Address (<text:span text:style-name="T32">Bytes 8 - 11</text:span>) – optional, omit if zero, as that will let reply fit in single CAN frame; if present, “non-zero lowest address” bit in prior byte must be 1.</text:p>
        </text:list-item>
        <text:list-item>
          <text:p text:style-name="P84">Description (<text:span text:style-name="T32">Bytes 12+, variable length</text:span>) – optional null-terminated string giving the user-readable name of this space</text:p>
        </text:list-item>
      </text:list>
      <text:h text:style-name="P95"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1">Byte 0</text:p>
            </table:table-cell>
            <table:table-cell table:style-name="Table15.A1" office:value-type="string">
              <text:p text:style-name="P21">Byte 1</text:p>
            </table:table-cell>
            <table:table-cell table:style-name="Table15.C1" office:value-type="string">
              <text:p text:style-name="P21">Byte 2-7</text:p>
            </table:table-cell>
          </table:table-row>
        </table:table-header-rows>
        <table:table-row>
          <table:table-cell table:style-name="Table15.A2" office:value-type="string">
            <text:p text:style-name="P34">0x20</text:p>
          </table:table-cell>
          <table:table-cell table:style-name="Table15.A2" office:value-type="string">
            <text:p text:style-name="P34">0x88</text:p>
          </table:table-cell>
          <table:table-cell table:style-name="Table15.C2" office:value-type="string">
            <text:p text:style-name="P29">Reserving Node ID</text:p>
          </table:table-cell>
        </table:table-row>
      </table:table>
      <text:p text:style-name="P64"/>
      <text:p text:style-name="P65">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4">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95"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1">Byte 0</text:p>
            </table:table-cell>
            <table:table-cell table:style-name="Table16.A1" office:value-type="string">
              <text:p text:style-name="P21">Byte 1</text:p>
            </table:table-cell>
            <table:table-cell table:style-name="Table16.C1" office:value-type="string">
              <text:p text:style-name="P21">Byte 2-7</text:p>
            </table:table-cell>
          </table:table-row>
        </table:table-header-rows>
        <table:table-row>
          <table:table-cell table:style-name="Table16.A2" office:value-type="string">
            <text:p text:style-name="P34">0x20</text:p>
          </table:table-cell>
          <table:table-cell table:style-name="Table16.A2" office:value-type="string">
            <text:p text:style-name="P34">0x8A</text:p>
          </table:table-cell>
          <table:table-cell table:style-name="Table16.C2" office:value-type="string">
            <text:p text:style-name="P29">Reserved Node ID</text:p>
          </table:table-cell>
        </table:table-row>
      </table:table>
      <text:p text:style-name="P64"/>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2">Byte 0</text:p>
            </table:table-cell>
            <table:table-cell table:style-name="Table17.A1" office:value-type="string">
              <text:p text:style-name="P22">Byte 1</text:p>
            </table:table-cell>
            <table:table-cell table:style-name="Table17.C1" office:value-type="string">
              <text:p text:style-name="P22">Byte 2</text:p>
            </table:table-cell>
          </table:table-row>
        </table:table-header-rows>
        <table:table-row>
          <table:table-cell table:style-name="Table17.A2" office:value-type="string">
            <text:p text:style-name="P35">0x20</text:p>
          </table:table-cell>
          <table:table-cell table:style-name="Table17.A2" office:value-type="string">
            <text:p text:style-name="P35">0x8C</text:p>
          </table:table-cell>
          <table:table-cell table:style-name="Table17.C2" office:value-type="string">
            <text:p text:style-name="P35">Number requested (1-8, 3 bits); upper bits reserved and must be ignored</text:p>
          </table:table-cell>
        </table:table-row>
      </table:table>
      <text:p text:style-name="P66"/>
      <text:p text:style-name="P67">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2">Byte 0</text:p>
            </table:table-cell>
            <table:table-cell table:style-name="Table18.A1" office:value-type="string">
              <text:p text:style-name="P22">Byte 1</text:p>
            </table:table-cell>
            <table:table-cell table:style-name="Table18.C1" office:value-type="string">
              <text:p text:style-name="P22">Remainder</text:p>
            </table:table-cell>
          </table:table-row>
        </table:table-header-rows>
        <table:table-row>
          <table:table-cell table:style-name="Table18.A2" office:value-type="string">
            <text:p text:style-name="P35">0x20</text:p>
          </table:table-cell>
          <table:table-cell table:style-name="Table18.A2" office:value-type="string">
            <text:p text:style-name="P35">0x8D</text:p>
          </table:table-cell>
          <table:table-cell table:style-name="Table18.C2" office:value-type="string">
            <text:p text:style-name="P35">1-8 requested Event IDs, a total of 8-64 bytes</text:p>
          </table:table-cell>
        </table:table-row>
      </table:table>
      <text:p text:style-name="P66"/>
      <text:h text:style-name="P96" text:outline-level="2"><text:change-start text:change-id="ct59958608"/><text:soft-page-break/><text:span text:style-name="T38">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4">Byte 0</text:p>
            </table:table-cell>
            <table:table-cell table:style-name="Table14.A1" office:value-type="string">
              <text:p text:style-name="P24">Byte 1</text:p>
            </table:table-cell>
            <table:table-cell table:style-name="Table14.C1" office:value-type="string">
              <text:p text:style-name="P24">Byte 2</text:p>
            </table:table-cell>
          </table:table-row>
        </table:table-header-rows>
        <table:table-row>
          <table:table-cell table:style-name="Table14.A2" office:value-type="string">
            <text:p text:style-name="P37">0x20</text:p>
          </table:table-cell>
          <table:table-cell table:style-name="Table14.A2" office:value-type="string">
            <text:p text:style-name="P37">0x<text:span text:style-name="T38">A0</text:span></text:p>
          </table:table-cell>
          <table:table-cell table:style-name="Table14.C2" office:value-type="string">
            <text:p text:style-name="P38"><text:span text:style-name="T39">Address</text:span> <text:span text:style-name="T39">S</text:span>pace</text:p>
          </table:table-cell>
        </table:table-row>
      </table:table>
      <text:p text:style-name="P69"/>
      <text:p text:style-name="P44">This command is used in conjunction with the Freeze Command <text:span text:style-name="T39">if, only if, and as </text:span>required by a higher-level protocol specification. <text:span text:style-name="T39">An example of such protocol specification is the Firmware Upgrade Standard.</text:span></text:p>
      <text:p text:style-name="P71">The receiving node may acknowledge this and the Freeze Command either with a Node Initialization Complete or a Datagram <text:span text:style-name="T6">Received OK</text:span> response.</text:p>
      <text:h text:style-name="P96" text:outline-level="2"><text:span text:style-name="T38">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24">Byte 0</text:p>
            </table:table-cell>
            <table:table-cell table:style-name="Table20.A1" office:value-type="string">
              <text:p text:style-name="P24">Byte 1</text:p>
            </table:table-cell>
            <table:table-cell table:style-name="Table20.C1" office:value-type="string">
              <text:p text:style-name="P24">Byte 2</text:p>
            </table:table-cell>
          </table:table-row>
        </table:table-header-rows>
        <table:table-row>
          <table:table-cell table:style-name="Table20.A2" office:value-type="string">
            <text:p text:style-name="P37">0x20</text:p>
          </table:table-cell>
          <table:table-cell table:style-name="Table20.A2" office:value-type="string">
            <text:p text:style-name="P37">0x<text:span text:style-name="T38">A1</text:span></text:p>
          </table:table-cell>
          <table:table-cell table:style-name="Table20.C2" office:value-type="string">
            <text:p text:style-name="P39">Address Space</text:p>
          </table:table-cell>
        </table:table-row>
      </table:table>
      <text:p text:style-name="P70"/>
      <text:h text:style-name="P96" text:outline-level="2"><text:change-end text:change-id="ct59958608"/>Update Complete Command</text:h>
      <table:table table:name="Table13" table:style-name="Table13">
        <table:table-column table:style-name="Table13.A"/>
        <table:table-column table:style-name="Table13.B"/>
        <table:table-header-rows>
          <table:table-row>
            <table:table-cell table:style-name="Table13.A1" office:value-type="string">
              <text:p text:style-name="P23">Byte 0</text:p>
            </table:table-cell>
            <table:table-cell table:style-name="Table13.B1" office:value-type="string">
              <text:p text:style-name="P23">Byte 1</text:p>
            </table:table-cell>
          </table:table-row>
        </table:table-header-rows>
        <table:table-row>
          <table:table-cell table:style-name="Table13.A2" office:value-type="string">
            <text:p text:style-name="P36">0x20</text:p>
          </table:table-cell>
          <table:table-cell table:style-name="Table13.B2" office:value-type="string">
            <text:p text:style-name="P36">0xA8</text:p>
          </table:table-cell>
        </table:table-row>
      </table:table>
      <text:p text:style-name="P40"/>
      <text:p text:style-name="P1">This command <text:span text:style-name="T1">notifies the target node that the configuration update operation sequence has completed. <text:s/>Nodes do not have to require this operation, but receiving it must be permitted. Configuration tools should send it at the end of operations. Nodes may, but are not required to, reset </text:span><text:change-start text:change-id="ct59968992"/><text:span text:style-name="T1">as </text:span><text:change-end text:change-id="ct59968992"/><text:change text:change-id="ct59969440"/><text:change-start text:change-id="ct59970768"/><text:span text:style-name="T1">part of the processing of this message</text:span><text:change-end text:change-id="ct59970768"/><text:span text:style-name="T1">.</text:span><text:change-start text:change-id="ct59973344"/><text:span text:style-name="T1"> The receiving node may acknowledge this command with a Node Initialization Complete instead of a Datagram Received OK response.</text:span><text:change-end text:change-id="ct59973344"/></text:p>
      <text:h text:style-name="P94"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9">Byte 0</text:p>
            </table:table-cell>
            <table:table-cell table:style-name="Table21.B1" office:value-type="string">
              <text:p text:style-name="P19">Byte 1</text:p>
            </table:table-cell>
          </table:table-row>
        </table:table-header-rows>
        <table:table-row>
          <table:table-cell table:style-name="Table21.A2" office:value-type="string">
            <text:p text:style-name="P32">0x20</text:p>
          </table:table-cell>
          <table:table-cell table:style-name="Table21.B2" office:value-type="string">
            <text:p text:style-name="P32">0xA9</text:p>
          </table:table-cell>
        </table:table-row>
      </table:table>
      <text:p text:style-name="P63"/>
      <text:p text:style-name="P2">After <text:change text:change-id="ct58517136"/><text:s/>successfully processing this command, the receiving node shall reset/reboot into its power on reset state, as if it has been put through a power cycle.<text:change-start text:change-id="ct59971936"/></text:p>
      <text:p text:style-name="P72"><text:change-end text:change-id="ct59971936"/><text:change-start text:change-id="ct59968176"/>The receiving node may acknowledge this command with a Node Initialization Complete instead of a Datagram <text:span text:style-name="T6">Received OK</text:span> response.<text:change-end text:change-id="ct59968176"/></text:p>
      <text:h text:style-name="P93"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Byte 0</text:p>
            </table:table-cell>
            <table:table-cell table:style-name="Table22.A1" office:value-type="string">
              <text:p text:style-name="P19">Byte 1</text:p>
            </table:table-cell>
            <table:table-cell table:style-name="Table22.C1" office:value-type="string">
              <text:p text:style-name="P19">Byte 2-7</text:p>
            </table:table-cell>
          </table:table-row>
        </table:table-header-rows>
        <table:table-row>
          <table:table-cell table:style-name="Table22.A2" office:value-type="string">
            <text:p text:style-name="P32">0x20</text:p>
          </table:table-cell>
          <table:table-cell table:style-name="Table22.A2" office:value-type="string">
            <text:p text:style-name="P32">0xAA</text:p>
          </table:table-cell>
          <table:table-cell table:style-name="Table22.C2" office:value-type="string">
            <text:p text:style-name="P28">Node ID</text:p>
          </table:table-cell>
        </table:table-row>
      </table:table>
      <text:p text:style-name="P63"><text:soft-page-break/></text:p>
      <text:p text:style-name="P43">“Reinitialize/Factory Reset” restor<text:span text:style-name="T35">es</text:span> the node's configuration as if factory reset. <text:span text:style-name="T37">Node ID shall carry the destination Node ID for redundancy.</text:span><text:change-start text:change-id="ct59978640"/></text:p>
      <text:p text:style-name="P3"><text:change-end text:change-id="ct59978640"/><text:change text:change-id="ct59977296"/><text:change-start text:change-id="ct59975584"/>The receiving node may acknowledge<text:change-end text:change-id="ct59975584"/><text:change-start text:change-id="ct59480032"/><text:span text:style-name="T39"> this command with a Node Initialization Complete instead of a Datagram </text:span><text:span text:style-name="T7">Received OK</text:span><text:span text:style-name="T39"> response.</text:span><text:change-end text:change-id="ct59480032"/></text:p>
      <text:p text:style-name="P7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3"><text:s/>1 Introduction (Informative)<text:tab/>1</text:p>
          <text:p text:style-name="P113"><text:s/>2 Intended Use (Informative)<text:tab/>1</text:p>
          <text:p text:style-name="P113"><text:s/>3 References and Context (Normative)<text:tab/>1</text:p>
          <text:p text:style-name="P113"><text:s/>4 Message Formats (Normative)<text:tab/>1</text:p>
          <text:p text:style-name="P97"><text:s/>4.1 Address Space Size<text:tab/>1</text:p>
          <text:p text:style-name="P97"><text:s/>4.2 Address Space Selection<text:tab/>2</text:p>
          <text:p text:style-name="P97"><text:s/>4.3 Generic Error Handling<text:tab/>2</text:p>
          <text:p text:style-name="P97"><text:s/>4.4 Read Command<text:tab/>2</text:p>
          <text:p text:style-name="P97"><text:s/>4.5 Read Reply<text:tab/>3</text:p>
          <text:p text:style-name="P97"><text:s/>4.6 Read Stream Command<text:tab/>3</text:p>
          <text:p text:style-name="P97"><text:s/>4.7 Read Stream Reply<text:tab/>4</text:p>
          <text:p text:style-name="P97"><text:s/>4.8 Write Command<text:tab/>4</text:p>
          <text:p text:style-name="P97"><text:s/>4.9 Write Reply<text:tab/>5</text:p>
          <text:p text:style-name="P97"><text:s/>4.10 Write Under Mask Command<text:tab/>5</text:p>
          <text:p text:style-name="P97"><text:s/>4.11 Write Stream Command<text:tab/>6</text:p>
          <text:p text:style-name="P97"><text:s/>4.12 Write Stream Reply<text:tab/>6</text:p>
          <text:p text:style-name="P97"><text:s/>4.13 Get Configuration Options Command<text:tab/>7</text:p>
          <text:p text:style-name="P97"><text:s/>4.14 Get Configuration Options Reply<text:tab/>7</text:p>
          <text:p text:style-name="P97"><text:s/>4.15 Get Address Space Information Command<text:tab/>8</text:p>
          <text:p text:style-name="P97"><text:s/>4.16 Get Address Space Information Reply<text:tab/>8</text:p>
          <text:p text:style-name="P97"><text:s/>4.17 Lock/Reserve Command<text:tab/>9</text:p>
          <text:p text:style-name="P97"><text:s/>4.18 Lock/Reserve Reply<text:tab/>9</text:p>
          <text:p text:style-name="P97"><text:s/>4.19 Get Unique ID Command<text:tab/>9</text:p>
          <text:p text:style-name="P97"><text:s/>4.20 Get Unique ID Reply<text:tab/>9</text:p>
          <text:p text:style-name="P97"><text:s/>4.21 Unfreeze Command<text:tab/>10</text:p>
          <text:p text:style-name="P97"><text:s/>4.22 Freeze Command<text:tab/>10</text:p>
          <text:p text:style-name="P97"><text:s/>4.23 Update Complete Command<text:tab/>10</text:p>
          <text:p text:style-name="P97"><text:s/>4.24 Reset/Reboot Command<text:tab/>10</text:p>
          <text:p text:style-name="P97"><text:s/>4.25 Reinitialize/Factory Reset Command<text:tab/>10</text:p>
        </text:index-body>
      </text:table-of-content>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officeooo:rsid="00562ad4"/>
    </style:style>
    <style:style style:name="MT5" style:family="text">
      <style:text-properties fo:font-size="9pt" style:font-size-asian="9pt"/>
    </style:style>
    <style:style style:name="MT6" style:family="text">
      <style:text-properties fo:font-size="8pt"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Standard</text:p>
      </style:header>
      <style:footer>
        <text:tracked-changes>
          <text:changed-region xml:id="ct83493216" text:id="ct83493216">
            <text:deletion>
              <office:change-info>
                <dc:creator>Balazs Racz</dc:creator>
                <dc:date>2016-02-04T12:11:00</dc:date>
              </office:change-info>
              <text:p text:style-name="MP2"><text:span text:style-name="Page_20_Number"><text:span text:style-name="MT2">2015</text:span></text:span></text:p>
            </text:deletion>
          </text:changed-region>
          <text:changed-region xml:id="ct81645584" text:id="ct81645584">
            <text:insertion>
              <office:change-info>
                <dc:creator>Balazs Racz</dc:creator>
                <dc:date>2016-02-04T12:11:00</dc:date>
              </office:change-info>
            </text:insertion>
          </text:changed-region>
          <text:changed-region xml:id="ct81634960" text:id="ct81634960">
            <text:deletion>
              <office:change-info>
                <dc:creator>Balazs Racz</dc:creator>
                <dc:date>2016-02-04T12:11:00</dc:date>
              </office:change-info>
              <text:p text:style-name="MP2"><text:span text:style-name="Page_20_Number"><text:span text:style-name="MT3">Feb 17, 2015</text:span></text:span></text:p>
            </text:deletion>
          </text:changed-region>
          <text:changed-region xml:id="ct59376128" text:id="ct59376128">
            <text:insertion>
              <office:change-info>
                <dc:creator>Balazs Racz</dc:creator>
                <dc:date>2016-02-04T12:11:00</dc:date>
              </office:change-info>
            </text:insertion>
          </text:changed-region>
        </text:tracked-changes>
        <text:p text:style-name="MP2"><text:span text:style-name="Page_20_Number"><text:span text:style-name="MT1">Copyright </text:span></text:span><text:span text:style-name="Page_20_Number"><text:span text:style-name="MT2">2012-</text:span></text:span><text:change text:change-id="ct83493216"/><text:change-start text:change-id="ct81645584"/><text:span text:style-name="Page_20_Number"><text:span text:style-name="MT2"><text:user-defined style:data-style-name="N0" text:name="OLCByear">2016</text:user-defined></text:span></text:span><text:change-end text:change-id="ct8164558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change text:change-id="ct81634960"/><text:change-start text:change-id="ct59376128"/><text:span text:style-name="Page_20_Number"><text:span text:style-name="MT3"><text:user-defined style:data-style-name="N0" text:name="OLCBdate">Feb 6, 2016</text:user-defined></text:span></text:span><text:change-end text:change-id="ct59376128"/></text:p>
      </style:footer>
    </style:master-page>
    <style:master-page style:name="First_20_Page" style:display-name="First Page" style:page-layout-name="Mpm2" style:next-style-name="Standard">
      <style:header>
        <text:tracked-changes>
          <text:changed-region xml:id="ct57145568" text:id="ct57145568">
            <text:deletion>
              <office:change-info>
                <dc:creator>Balazs Racz</dc:creator>
                <dc:date>2016-01-31T14:33:00</dc:date>
              </office:change-info>
              <text:p text:style-name="MP6"><text:span text:style-name="MT4">Feb 17, 2015</text:span></text:p>
            </text:deletion>
          </text:changed-region>
          <text:changed-region xml:id="ct57840480" text:id="ct57840480">
            <text:insertion>
              <office:change-info>
                <dc:creator>Balazs Racz</dc:creator>
                <dc:date>2016-02-04T12:07:00</dc:date>
              </office:change-info>
            </text:insertion>
          </text:changed-region>
          <text:changed-region xml:id="ct57146480" text:id="ct57146480">
            <text:deletion>
              <office:change-info>
                <dc:creator>Balazs Racz</dc:creator>
                <dc:date>2016-01-31T14:33:00</dc:date>
              </office:change-info>
              <text:p text:style-name="MP6"><text:span text:style-name="MT4">Adopted</text:span></text:p>
            </text:deletion>
          </text:changed-region>
          <text:changed-region xml:id="ct61119568" text:id="ct61119568">
            <text:insertion>
              <office:change-info>
                <dc:creator>Balazs Racz</dc:creator>
                <dc:date>2016-02-04T12:07: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57145568"/><text:change-start text:change-id="ct57840480"/><text:user-defined style:data-style-name="N0" text:name="OLCBdate">Feb 6, 2016</text:user-defined><text:change-end text:change-id="ct57840480"/></text:p>
            </table:table-cell>
            <table:table-cell table:style-name="Table1.C1" office:value-type="string">
              <text:p text:style-name="MP6"><text:change text:change-id="ct57146480"/><text:change-start text:change-id="ct61119568"/><text:user-defined style:data-style-name="N0" text:name="OLCBstatus">Draft</text:user-defined><text:change-end text:change-id="ct61119568"/></text:p>
            </table:table-cell>
          </table:table-row>
        </table:table>
        <text:p text:style-name="Header"/>
      </style:header>
      <style:footer>
        <text:tracked-changes>
          <text:changed-region xml:id="ct81407200" text:id="ct81407200">
            <text:deletion>
              <office:change-info>
                <dc:creator>Balazs Racz</dc:creator>
                <dc:date>2016-02-04T12:10:00</dc:date>
              </office:change-info>
              <text:p text:style-name="MP7"><text:span text:style-name="Page_20_Number"><text:span text:style-name="MT2">2015</text:span></text:span></text:p>
            </text:deletion>
          </text:changed-region>
          <text:changed-region xml:id="ct57894160" text:id="ct57894160">
            <text:insertion>
              <office:change-info>
                <dc:creator>Balazs Racz</dc:creator>
                <dc:date>2016-02-04T12:10:00</dc:date>
              </office:change-info>
            </text:insertion>
          </text:changed-region>
          <text:changed-region xml:id="ct82825088" text:id="ct82825088">
            <text:deletion>
              <office:change-info>
                <dc:creator>Balazs Racz</dc:creator>
                <dc:date>2016-02-04T12:11:00</dc:date>
              </office:change-info>
              <text:p text:style-name="MP7"><text:span text:style-name="Page_20_Number"><text:span text:style-name="MT3">Feb 17, 2015</text:span></text:span></text:p>
            </text:deletion>
          </text:changed-region>
          <text:changed-region xml:id="ct77241648" text:id="ct77241648">
            <text:insertion>
              <office:change-info>
                <dc:creator>Balazs Racz</dc:creator>
                <dc:date>2016-02-04T12:11:00</dc:date>
              </office:change-info>
            </text:insertion>
          </text:changed-region>
        </text:tracked-changes>
        <text:p text:style-name="MP7"><text:span text:style-name="Page_20_Number"><text:span text:style-name="MT1">Copyright </text:span></text:span><text:span text:style-name="Page_20_Number"><text:span text:style-name="MT2">2012-</text:span></text:span><text:change text:change-id="ct81407200"/><text:change-start text:change-id="ct57894160"/><text:span text:style-name="Page_20_Number"><text:span text:style-name="MT2"><text:user-defined style:data-style-name="N0" text:name="OLCByear">2016</text:user-defined></text:span></text:span><text:change-end text:change-id="ct5789416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2</text:page-count></text:span></text:span><text:span text:style-name="Page_20_Number"><text:span text:style-name="MT6"> - </text:span></text:span><text:change text:change-id="ct82825088"/><text:change-start text:change-id="ct77241648"/><text:span text:style-name="Page_20_Number"><text:span text:style-name="MT3"><text:user-defined style:data-style-name="N0" text:name="OLCBdate">Feb 6, 2016</text:user-defined></text:span></text:span><text:change-end text:change-id="ct7724164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41</meta:editing-cycles>
    <meta:editing-duration>P2DT2H41M38S</meta:editing-duration>
    <meta:generator>LibreOffice/4.2.8.2$Linux_X86_64 LibreOffice_project/420m0$Build-2</meta:generator>
    <dc:date>2016-02-04T12:11:36.983268465</dc:date>
    <dc:creator>Balazs Racz</dc:creator>
    <meta:keyword>Memory Configuration</meta:keyword>
    <meta:document-statistic meta:table-count="24" meta:image-count="0" meta:object-count="0" meta:page-count="12" meta:paragraph-count="355" meta:word-count="3499" meta:character-count="20219" meta:non-whitespace-character-count="17006"/>
    <meta:user-defined meta:name="OLCBdate">Feb 6, 2016</meta:user-defined>
    <meta:user-defined meta:name="OLCBstatus">Draft</meta:user-defined>
    <meta:user-defined meta:name="OLCByear">2016</meta:user-defined>
  </office:meta>
</office:document-meta>
</file>